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cbd6f"/>
    </style:style>
  </office:automatic-styles>
  <office:body>
    <office:spreadsheet>
      <table:table table:name="Espec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ombre científico</text:p>
          </table:table-cell>
          <table:table-cell office:value-type="string" calcext:value-type="string">
            <text:p>Nombre común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xplicación</text:p>
          </table:table-cell>
          <table:table-cell office:value-type="string" calcext:value-type="string">
            <text:p>Experto asignado</text:p>
          </table:table-cell>
        </table:table-row>
      </table:table>
      <table:table table:name="Ejemplar" table:style-name="ta1"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N.º 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Padres</text:p>
          </table:table-cell>
          <table:table-cell office:value-type="string" calcext:value-type="string">
            <text:p>Fecha de N/D</text:p>
          </table:table-cell>
          <table:table-cell office:value-type="string" calcext:value-type="string">
            <text:p>Cuidador asignado</text:p>
          </table:table-cell>
          <table:table-cell office:value-type="string" calcext:value-type="string">
            <text:p>Fecha asignación</text:p>
          </table:table-cell>
          <table:table-cell office:value-type="string" calcext:value-type="string">
            <text:p>Voluntario asignado</text:p>
          </table:table-cell>
        </table:table-row>
      </table:table>
      <table:table table:name="Cuidador" table:style-name="ta1">
        <table:table-column table:style-name="co4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NI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Fecha nacimiento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Ejemplar asignado</text:p>
          </table:table-cell>
          <table:table-cell office:value-type="string" calcext:value-type="string">
            <text:p>Fecha asignación</text:p>
          </table:table-cell>
          <table:table-cell office:value-type="string" calcext:value-type="string">
            <text:p>Especie asignada</text:p>
          </table:table-cell>
        </table:table-row>
      </table:table>
      <table:table table:name="Voluntario" table:style-name="ta1">
        <table:table-column table:style-name="co4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NI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Fecha nacimiento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Ejemplar asig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09:37:25.953000000</dc:date>
    <meta:editing-duration>PT8M43S</meta:editing-duration>
    <meta:editing-cycles>2</meta:editing-cycles>
    <meta:generator>LibreOffice/7.2.1.2$Windows_X86_64 LibreOffice_project/87b77fad49947c1441b67c559c339af8f3517e22</meta:generator>
    <meta:document-statistic meta:table-count="4" meta:cell-count="30" meta:object-count="0"/>
  </office:meta>
</office:document-meta>
</file>